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C3000012A50000280A3BB34574D79DC844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999999" draw:marker-start-width="0.321cm" draw:marker-end-width="0.321cm" draw:fill="hatch" draw:fill-color="#ffffff" draw:fill-hatch-name="Black_20_45_20_Degrees_20_Wide" draw:textarea-horizontal-align="justify" draw:textarea-vertical-align="middle" draw:auto-grow-height="false" fo:min-height="10.348cm" fo:min-width="10.098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6.766cm" fo:min-width="6.516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4.605cm" fo:min-width="4.355cm" fo:padding-top="0.165cm" fo:padding-bottom="0.165cm" fo:padding-left="0.29cm" fo:padding-right="0.29cm"/>
    </style:style>
    <style:style style:name="gr4" style:family="graphic" style:parent-style-name="standard">
      <style:graphic-properties svg:stroke-width="0.212cm" svg:stroke-color="#cccccc" draw:marker-start-width="0.518cm" draw:marker-end-width="0.518cm" draw:fill-color="#808080" draw:textarea-horizontal-align="justify" draw:textarea-vertical-align="middle" draw:auto-grow-height="false" fo:min-height="0.648cm" fo:min-width="0.398cm" fo:padding-top="0.231cm" fo:padding-bottom="0.231cm" fo:padding-left="0.356cm" fo:padding-right="0.356cm"/>
    </style:style>
    <style:style style:name="gr5" style:family="graphic" style:parent-style-name="standard">
      <style:graphic-properties draw:stroke="solid" svg:stroke-width="0.106cm" svg:stroke-color="#666666" draw:marker-start-width="0.48cm" draw:marker-end-width="0.48cm" draw:fill="solid" draw:fill-color="#ffffff" draw:textarea-horizontal-align="justify" draw:textarea-vertical-align="middle" draw:auto-grow-height="false" fo:min-height="10.268cm" fo:min-width="10.018cm" fo:padding-top="0.218cm" fo:padding-bottom="0.218cm" fo:padding-left="0.343cm" fo:padding-right="0.343cm" draw:shadow="hidden"/>
    </style:style>
    <style:style style:name="gr6" style:family="graphic" style:parent-style-name="standard">
      <style:graphic-properties draw:stroke="solid" svg:stroke-width="0.081cm" svg:stroke-color="#1c1c1c" draw:marker-start-width="0.602cm" draw:marker-end-width="0.602cm" draw:fill="solid" draw:fill-color="#ffffff" draw:textarea-horizontal-align="justify" draw:textarea-vertical-align="middle" draw:auto-grow-height="false" fo:min-height="10.268cm" fo:min-width="10.018cm" fo:padding-top="0.206cm" fo:padding-bottom="0.206cm" fo:padding-left="0.331cm" fo:padding-right="0.331cm" draw:shadow="hidden"/>
    </style:style>
    <style:style style:name="gr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999999" draw:marker-start-width="0.321cm" draw:marker-end-width="0.321cm" draw:fill="hatch" draw:fill-color="#ffffff" draw:fill-hatch-name="Black_20_45_20_Degrees_20_Wide" draw:textarea-horizontal-align="justify" draw:textarea-vertical-align="middle" draw:auto-grow-height="false" fo:min-height="10.268cm" fo:min-width="10.018cm" fo:padding-top="0.165cm" fo:padding-bottom="0.165cm" fo:padding-left="0.29cm" fo:padding-right="0.29cm"/>
    </style:style>
    <style:style style:name="gr9" style:family="graphic" style:parent-style-name="standard">
      <style:graphic-properties svg:stroke-width="0.212cm" svg:stroke-color="#cccccc" draw:marker-start-width="0.518cm" draw:marker-end-width="0.518cm" draw:fill-color="#808080" draw:textarea-horizontal-align="justify" draw:textarea-vertical-align="middle" draw:auto-grow-height="false" fo:min-height="0.436cm" fo:min-width="0.186cm" fo:padding-top="0.231cm" fo:padding-bottom="0.231cm" fo:padding-left="0.356cm" fo:padding-right="0.356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11.18cm" fo:min-width="24.921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9.356cm" fo:min-width="3.629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4.446cm" fo:min-width="3.757cm"/>
    </style:style>
    <style:style style:name="gr13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0.307cm" fo:min-width="1.821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1.426cm" fo:min-width="1.741cm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9.38cm" fo:min-width="3.653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0.227cm" fo:min-width="1.741cm" fo:padding-top="0.165cm" fo:padding-bottom="0.165cm" fo:padding-left="0.29cm" fo:padding-right="0.29cm"/>
    </style:style>
    <style:style style:name="gr18" style:family="graphic" style:parent-style-name="standard">
      <style:graphic-properties svg:stroke-width="0.106cm" svg:stroke-color="#b2b2b2" draw:marker-start-width="0.359cm" draw:marker-end-width="0.359cm" draw:fill-color="#ffffff" draw:textarea-horizontal-align="justify" draw:textarea-vertical-align="middle" draw:auto-grow-height="false" fo:min-height="0.79cm" fo:min-width="1.557cm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svg:stroke-color="#b2b2b2" draw:marker-start-width="0.359cm" draw:marker-end-width="0.359cm" draw:fill-color="#ffffff" draw:textarea-horizontal-align="justify" draw:textarea-vertical-align="middle" draw:auto-grow-height="false" fo:min-height="0.79cm" fo:min-width="2.19cm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svg:stroke-color="#b2b2b2" draw:marker-start-width="0.359cm" draw:marker-end-width="0.359cm" draw:fill-color="#ffffff" draw:textarea-horizontal-align="justify" draw:textarea-vertical-align="middle" draw:auto-grow-height="false" fo:min-height="0.79cm" fo:min-width="2.189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draw:marker-start-width="0.358cm" draw:marker-end-width="0.358cm" draw:textarea-vertical-align="middle" fo:padding-top="0.177cm" fo:padding-bottom="0.177cm" fo:padding-left="0.302cm" fo:padding-right="0.302cm"/>
    </style:style>
    <style:style style:name="gr22" style:family="graphic" style:parent-style-name="standard">
      <style:graphic-properties svg:stroke-width="0.106cm" svg:stroke-color="#b2b2b2" draw:marker-start-width="0.359cm" draw:marker-end-width="0.359cm" draw:fill-color="#ffffff" draw:textarea-horizontal-align="justify" draw:textarea-vertical-align="middle" draw:auto-grow-height="false" fo:min-height="0.79cm" fo:min-width="2.191cm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draw:textarea-vertical-align="middle" fo:padding-top="0.177cm" fo:padding-bottom="0.177cm" fo:padding-left="0.302cm" fo:padding-right="0.302cm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8.89cm" fo:min-width="20.522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6.241cm" fo:min-width="10.099cm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08cm"/>
    </style:style>
    <style:style style:name="P1" style:family="paragraph">
      <loext:graphic-properties draw:fill="hatch" draw:fill-color="#ffffff" draw:fill-hatch-name="Black_20_45_20_Degrees_20_Wid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Carlito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style:font-name="Carlito" fo:font-size="22pt"/>
    </style:style>
    <style:style style:name="P9" style:family="paragraph">
      <style:paragraph-properties fo:text-align="center"/>
      <style:text-properties style:font-name="Carlito" fo:font-size="22pt"/>
    </style:style>
    <style:style style:name="P10" style:family="paragraph">
      <loext:graphic-properties draw:fill="none" draw:fill-color="#ffffff"/>
    </style:style>
    <style:style style:name="T1" style:family="text">
      <style:text-properties style:font-name="Carlito"/>
    </style:style>
    <style:style style:name="T2" style:family="text">
      <style:text-properties style:font-name="Carlito"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986cm" svg:height="14.986cm" svg:x="7.858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.034cm" svg:height="10.034cm" svg:x="10.37cm" svg:y="6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6.977cm" svg:height="6.977cm" svg:x="11.828cm" svg:y="7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4.716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4" draw:layer="layout" svg:width="5.048cm" svg:height="3.33cm" draw:transform="skewX (0.000349065850398866) rotate (0.00907571211037051) translate (15.387cm 3.667cm)" svg:viewBox="0 0 5049 3331" svg:d="M2022 2125c-620-257-1300-411-2020-445l-2-1680c999 23 1939 228 2794 582 836 347 1612 802 2255 1411l-1213 1338c-515-511-1129-921-1814-1206z">
          <text:p/>
        </draw:path>
        <draw:g>
          <draw:polygon draw:style-name="gr6" draw:text-style-name="P4" draw:layer="layout" svg:width="3.055cm" svg:height="2.641cm" svg:x="16.907cm" svg:y="3.913cm" svg:viewBox="0 0 3056 2642" draw:points="1349,312 1584,411 1812,518 2036,634 2255,757 2469,887 2677,1025 2881,1169 3056,1294 1937,2642 1785,2523 1628,2411 1467,2303 1302,2202 1132,2106 959,2017 782,1933 601,1856 451,1798 297,1745 143,1695 0,1661 403,0 620,62 868,137 1111,220">
            <text:p/>
          </draw:polygon>
          <draw:line draw:style-name="gr7" draw:text-style-name="P5" draw:layer="layout" svg:x1="17.171cm" svg:y1="5.636cm" svg:x2="17.643cm" svg:y2="4.021cm">
            <text:p/>
          </draw:line>
          <draw:line draw:style-name="gr7" draw:text-style-name="P5" draw:layer="layout" svg:x1="17.901cm" svg:y1="5.92cm" svg:x2="18.608cm" svg:y2="4.385cm">
            <text:p/>
          </draw:line>
          <draw:line draw:style-name="gr7" draw:text-style-name="P5" draw:layer="layout" svg:x1="17.419cm" svg:y1="5.744cm" svg:x2="17.987cm" svg:y2="4.116cm">
            <text:p/>
          </draw:line>
          <draw:line draw:style-name="gr7" draw:text-style-name="P5" draw:layer="layout" svg:x1="17.669cm" svg:y1="5.833cm" svg:x2="18.299cm" svg:y2="4.25cm">
            <text:p/>
          </draw:line>
          <draw:line draw:style-name="gr7" draw:text-style-name="P5" draw:layer="layout" svg:x1="18.103cm" svg:y1="6.071cm" svg:x2="18.879cm" svg:y2="4.552cm">
            <text:p/>
          </draw:line>
          <draw:line draw:style-name="gr7" draw:text-style-name="P5" draw:layer="layout" svg:x1="18.316cm" svg:y1="6.145cm" svg:x2="19.176cm" svg:y2="4.694cm">
            <text:p/>
          </draw:line>
          <draw:line draw:style-name="gr7" draw:text-style-name="P5" draw:layer="layout" svg:x1="18.515cm" svg:y1="6.268cm" svg:x2="19.416cm" svg:y2="4.854cm">
            <text:p/>
          </draw:line>
          <draw:line draw:style-name="gr7" draw:text-style-name="P5" draw:layer="layout" svg:x1="18.675cm" svg:y1="6.414cm" svg:x2="19.677cm" svg:y2="5.015cm">
            <text:p/>
          </draw:line>
        </draw:g>
      </draw:page>
      <draw:page draw:name="page2" draw:style-name="dp1" draw:master-page-name="Default">
        <draw:custom-shape draw:style-name="gr8" draw:text-style-name="P1" draw:layer="layout" svg:width="14.986cm" svg:height="14.986cm" svg:x="7.858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.034cm" svg:height="10.034cm" svg:x="10.37cm" svg:y="6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6.977cm" svg:height="6.977cm" svg:x="11.828cm" svg:y="7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27cm" svg:height="1.27cm" svg:x="14.716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4" draw:layer="layout" svg:width="5.048cm" svg:height="3.33cm" draw:transform="skewX (0.000349065850398866) rotate (0.00907571211037051) translate (15.387cm 3.667cm)" svg:viewBox="0 0 5049 3331" svg:d="M2022 2125c-620-257-1300-411-2020-445l-2-1680c999 23 1939 228 2794 582 836 347 1612 802 2255 1411l-1213 1338c-515-511-1129-921-1814-1206z">
          <text:p/>
        </draw:path>
        <draw:g>
          <draw:polygon draw:style-name="gr6" draw:text-style-name="P4" draw:layer="layout" svg:width="3.055cm" svg:height="2.641cm" svg:x="16.907cm" svg:y="3.913cm" svg:viewBox="0 0 3056 2642" draw:points="1349,312 1584,411 1812,518 2036,634 2255,757 2469,887 2677,1025 2881,1169 3056,1294 1937,2642 1785,2523 1628,2411 1467,2303 1302,2202 1132,2106 959,2017 782,1933 601,1856 451,1798 297,1745 143,1695 0,1661 403,0 620,62 868,137 1111,220">
            <text:p/>
          </draw:polygon>
          <draw:line draw:style-name="gr7" draw:text-style-name="P5" draw:layer="layout" svg:x1="17.171cm" svg:y1="5.636cm" svg:x2="17.643cm" svg:y2="4.021cm">
            <text:p/>
          </draw:line>
          <draw:line draw:style-name="gr7" draw:text-style-name="P5" draw:layer="layout" svg:x1="17.901cm" svg:y1="5.92cm" svg:x2="18.608cm" svg:y2="4.385cm">
            <text:p/>
          </draw:line>
          <draw:line draw:style-name="gr7" draw:text-style-name="P5" draw:layer="layout" svg:x1="17.419cm" svg:y1="5.744cm" svg:x2="17.987cm" svg:y2="4.116cm">
            <text:p/>
          </draw:line>
          <draw:line draw:style-name="gr7" draw:text-style-name="P5" draw:layer="layout" svg:x1="17.669cm" svg:y1="5.833cm" svg:x2="18.299cm" svg:y2="4.25cm">
            <text:p/>
          </draw:line>
          <draw:line draw:style-name="gr7" draw:text-style-name="P5" draw:layer="layout" svg:x1="18.103cm" svg:y1="6.071cm" svg:x2="18.879cm" svg:y2="4.552cm">
            <text:p/>
          </draw:line>
          <draw:line draw:style-name="gr7" draw:text-style-name="P5" draw:layer="layout" svg:x1="18.316cm" svg:y1="6.145cm" svg:x2="19.176cm" svg:y2="4.694cm">
            <text:p/>
          </draw:line>
          <draw:line draw:style-name="gr7" draw:text-style-name="P5" draw:layer="layout" svg:x1="18.515cm" svg:y1="6.268cm" svg:x2="19.416cm" svg:y2="4.854cm">
            <text:p/>
          </draw:line>
          <draw:line draw:style-name="gr7" draw:text-style-name="P5" draw:layer="layout" svg:x1="18.675cm" svg:y1="6.414cm" svg:x2="19.677cm" svg:y2="5.015cm">
            <text:p/>
          </draw:line>
        </draw:g>
      </draw:page>
      <draw:page draw:name="page3" draw:style-name="dp1" draw:master-page-name="Default">
        <draw:custom-shape draw:style-name="gr10" draw:text-style-name="P2" draw:layer="layout" svg:width="25.421cm" svg:height="11.43cm" svg:x="0.979cm" svg:y="2.27cm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2" draw:layer="layout" svg:width="4.689cm" svg:height="10.166cm" svg:x="1.3cm" svg:y="3.0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6" draw:layer="layout" svg:width="4.257cm" svg:height="4.696cm" svg:x="1.533cm" svg:y="3.389cm">
            <draw:text-box>
              <text:p><text:span text:style-name="T1">tamaño</text:span></text:p>
              <text:p><text:span text:style-name="T1">dueño y grupo</text:span></text:p>
              <text:p><text:span text:style-name="T1">tipo</text:span></text:p>
              <text:p><text:span text:style-name="T1">permisos</text:span></text:p>
              <text:p><text:span text:style-name="T1">tiempos</text:span></text:p>
              <text:p><text:span text:style-name="T1">links</text:span></text:p>
              <text:p><text:span text:style-name="T1">bloques</text:span></text:p>
            </draw:text-box>
          </draw:frame>
          <draw:g>
            <draw:custom-shape draw:style-name="gr13" draw:text-style-name="P2" draw:layer="layout" svg:width="2.321cm" svg:height="0.557cm" svg:x="2.421cm" svg:y="8.1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2" draw:layer="layout" svg:width="2.321cm" svg:height="0.557cm" svg:x="2.421cm" svg:y="8.69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2" draw:layer="layout" svg:width="2.321cm" svg:height="0.557cm" svg:x="2.421cm" svg:y="9.25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2" draw:layer="layout" svg:width="2.321cm" svg:height="0.557cm" svg:x="2.421cm" svg:y="9.81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2" draw:layer="layout" svg:width="2.321cm" svg:height="0.557cm" svg:x="2.421cm" svg:y="10.37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2" draw:layer="layout" svg:width="2.321cm" svg:height="0.557cm" svg:x="2.421cm" svg:y="10.9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2" draw:layer="layout" svg:width="2.321cm" svg:height="0.557cm" svg:x="2.421cm" svg:y="11.49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2" draw:layer="layout" svg:width="2.321cm" svg:height="0.557cm" svg:x="2.421cm" svg:y="12.0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4" draw:text-style-name="P2" draw:layer="layout" svg:width="2.321cm" svg:height="1.756cm" svg:x="9.569cm" svg:y="3.07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5" draw:layer="layout" svg:x1="4.178cm" svg:y1="8.355cm" svg:x2="9.501cm" svg:y2="3.151cm">
            <text:p/>
          </draw:line>
          <draw:line draw:style-name="gr15" draw:text-style-name="P5" draw:layer="layout" svg:x1="4.178cm" svg:y1="9.044cm" svg:x2="10.073cm" svg:y2="3.614cm">
            <text:p/>
          </draw:line>
          <draw:line draw:style-name="gr15" draw:text-style-name="P5" draw:layer="layout" svg:x1="4.178cm" svg:y1="10.119cm" svg:x2="10.632cm" svg:y2="6.879cm">
            <text:p/>
          </draw:line>
          <draw:custom-shape draw:style-name="gr14" draw:text-style-name="P2" draw:layer="layout" svg:width="2.321cm" svg:height="1.756cm" svg:x="10.069cm" svg:y="3.57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321cm" svg:height="1.756cm" svg:x="10.469cm" svg:y="4.07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5" draw:layer="layout" svg:x1="4.178cm" svg:y1="9.535cm" svg:x2="10.444cm" svg:y2="4.105cm">
            <text:p/>
          </draw:line>
          <draw:custom-shape draw:style-name="gr14" draw:text-style-name="P2" draw:layer="layout" svg:width="2.321cm" svg:height="1.756cm" svg:x="10.701cm" svg:y="6.857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321cm" svg:height="1.756cm" svg:x="16.161cm" svg:y="4.88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321cm" svg:height="1.756cm" svg:x="16.661cm" svg:y="5.38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321cm" svg:height="1.756cm" svg:x="17.061cm" svg:y="5.882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5" draw:layer="layout" svg:x1="11.892cm" svg:y1="7.102cm" svg:x2="16.255cm" svg:y2="4.966cm">
            <text:p/>
          </draw:line>
          <draw:line draw:style-name="gr15" draw:text-style-name="P5" draw:layer="layout" svg:x1="11.892cm" svg:y1="7.576cm" svg:x2="16.596cm" svg:y2="5.436cm">
            <text:p/>
          </draw:line>
          <draw:line draw:style-name="gr15" draw:text-style-name="P5" draw:layer="layout" svg:x1="11.892cm" svg:y1="8.041cm" svg:x2="17.005cm" svg:y2="5.917cm">
            <text:p/>
          </draw:line>
          <draw:custom-shape draw:style-name="gr14" draw:text-style-name="P2" draw:layer="layout" svg:width="2.321cm" svg:height="1.756cm" svg:x="10.701cm" svg:y="10.057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5" draw:layer="layout" svg:x1="4.161cm" svg:y1="12.339cm" svg:x2="10.685cm" svg:y2="10.08cm">
            <text:p/>
          </draw:line>
          <draw:custom-shape draw:style-name="gr14" draw:text-style-name="P2" draw:layer="layout" svg:width="2.321cm" svg:height="1.756cm" svg:x="16.161cm" svg:y="8.08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321cm" svg:height="1.756cm" svg:x="16.661cm" svg:y="8.58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321cm" svg:height="1.756cm" svg:x="17.061cm" svg:y="9.083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5" draw:layer="layout" svg:x1="11.892cm" svg:y1="10.303cm" svg:x2="16.255cm" svg:y2="8.167cm">
            <text:p/>
          </draw:line>
          <draw:line draw:style-name="gr15" draw:text-style-name="P5" draw:layer="layout" svg:x1="11.892cm" svg:y1="10.777cm" svg:x2="16.596cm" svg:y2="8.637cm">
            <text:p/>
          </draw:line>
          <draw:line draw:style-name="gr15" draw:text-style-name="P5" draw:layer="layout" svg:x1="11.892cm" svg:y1="11.242cm" svg:x2="17.005cm" svg:y2="9.118cm">
            <text:p/>
          </draw:line>
          <draw:custom-shape draw:style-name="gr14" draw:text-style-name="P2" draw:layer="layout" svg:width="2.321cm" svg:height="1.756cm" svg:x="22.415cm" svg:y="7.14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321cm" svg:height="1.756cm" svg:x="22.915cm" svg:y="7.64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321cm" svg:height="1.756cm" svg:x="23.315cm" svg:y="8.144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5" draw:layer="layout" svg:x1="18.146cm" svg:y1="9.364cm" svg:x2="22.509cm" svg:y2="7.228cm">
            <text:p/>
          </draw:line>
          <draw:line draw:style-name="gr15" draw:text-style-name="P5" draw:layer="layout" svg:x1="18.146cm" svg:y1="9.838cm" svg:x2="22.85cm" svg:y2="7.698cm">
            <text:p/>
          </draw:line>
          <draw:line draw:style-name="gr15" draw:text-style-name="P5" draw:layer="layout" svg:x1="18.146cm" svg:y1="10.303cm" svg:x2="23.259cm" svg:y2="8.179cm">
            <text:p/>
          </draw:line>
        </draw:g>
      </draw:page>
      <draw:page draw:name="page4" draw:style-name="dp1" draw:master-page-name="Default">
        <draw:custom-shape draw:style-name="gr10" draw:text-style-name="P2" draw:layer="layout" svg:width="25.421cm" svg:height="11.43cm" svg:x="0.979cm" svg:y="2.27cm">
          <text:p/>
          <draw:enhanced-geometry svg:viewBox="0 0 21600 21600" draw:type="rectangle" draw:enhanced-path="M 0 0 L 21600 0 21600 21600 0 21600 0 0 Z N"/>
        </draw:custom-shape>
        <draw:g>
          <draw:custom-shape draw:style-name="gr16" draw:text-style-name="P2" draw:layer="layout" svg:width="4.689cm" svg:height="10.166cm" svg:x="1.3cm" svg:y="3.0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6" draw:layer="layout" svg:width="4.257cm" svg:height="4.696cm" svg:x="1.533cm" svg:y="3.389cm">
            <draw:text-box>
              <text:p><text:span text:style-name="T1">tamaño</text:span></text:p>
              <text:p><text:span text:style-name="T1">dueño y grupo</text:span></text:p>
              <text:p><text:span text:style-name="T1">tipo</text:span></text:p>
              <text:p><text:span text:style-name="T1">permisos</text:span></text:p>
              <text:p><text:span text:style-name="T1">tiempos</text:span></text:p>
              <text:p><text:span text:style-name="T1">links</text:span></text:p>
              <text:p><text:span text:style-name="T1">bloques</text:span></text:p>
            </draw:text-box>
          </draw:frame>
          <draw:g>
            <draw:custom-shape draw:style-name="gr17" draw:text-style-name="P2" draw:layer="layout" svg:width="2.321cm" svg:height="0.557cm" svg:x="2.421cm" svg:y="8.1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2.321cm" svg:height="0.557cm" svg:x="2.421cm" svg:y="8.69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2.321cm" svg:height="0.557cm" svg:x="2.421cm" svg:y="9.2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2.321cm" svg:height="0.557cm" svg:x="2.421cm" svg:y="9.81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2.321cm" svg:height="0.557cm" svg:x="2.421cm" svg:y="10.37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2.321cm" svg:height="0.557cm" svg:x="2.421cm" svg:y="10.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2.321cm" svg:height="0.557cm" svg:x="2.421cm" svg:y="11.49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2.321cm" svg:height="0.557cm" svg:x="2.421cm" svg:y="12.0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4" draw:text-style-name="P2" draw:layer="layout" svg:width="2.321cm" svg:height="1.756cm" svg:x="9.569cm" svg:y="3.07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5" draw:layer="layout" svg:x1="4.178cm" svg:y1="8.355cm" svg:x2="9.501cm" svg:y2="3.151cm">
            <text:p/>
          </draw:line>
          <draw:line draw:style-name="gr15" draw:text-style-name="P5" draw:layer="layout" svg:x1="4.178cm" svg:y1="9.044cm" svg:x2="10.073cm" svg:y2="3.614cm">
            <text:p/>
          </draw:line>
          <draw:line draw:style-name="gr15" draw:text-style-name="P5" draw:layer="layout" svg:x1="4.178cm" svg:y1="10.119cm" svg:x2="10.632cm" svg:y2="6.879cm">
            <text:p/>
          </draw:line>
          <draw:custom-shape draw:style-name="gr14" draw:text-style-name="P2" draw:layer="layout" svg:width="2.321cm" svg:height="1.756cm" svg:x="10.069cm" svg:y="3.57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321cm" svg:height="1.756cm" svg:x="10.469cm" svg:y="4.07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5" draw:layer="layout" svg:x1="4.178cm" svg:y1="9.535cm" svg:x2="10.444cm" svg:y2="4.105cm">
            <text:p/>
          </draw:line>
          <draw:custom-shape draw:style-name="gr14" draw:text-style-name="P2" draw:layer="layout" svg:width="2.321cm" svg:height="1.756cm" svg:x="10.701cm" svg:y="6.857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321cm" svg:height="1.756cm" svg:x="16.161cm" svg:y="4.88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321cm" svg:height="1.756cm" svg:x="16.661cm" svg:y="5.38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321cm" svg:height="1.756cm" svg:x="17.061cm" svg:y="5.882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5" draw:layer="layout" svg:x1="11.892cm" svg:y1="7.102cm" svg:x2="16.255cm" svg:y2="4.966cm">
            <text:p/>
          </draw:line>
          <draw:line draw:style-name="gr15" draw:text-style-name="P5" draw:layer="layout" svg:x1="11.892cm" svg:y1="7.576cm" svg:x2="16.596cm" svg:y2="5.436cm">
            <text:p/>
          </draw:line>
          <draw:line draw:style-name="gr15" draw:text-style-name="P5" draw:layer="layout" svg:x1="11.892cm" svg:y1="8.041cm" svg:x2="17.005cm" svg:y2="5.917cm">
            <text:p/>
          </draw:line>
        </draw:g>
      </draw:page>
      <draw:page draw:name="page5" draw:style-name="dp1" draw:master-page-name="Default">
        <draw:custom-shape draw:style-name="gr10" draw:text-style-name="P2" draw:layer="layout" svg:width="25.421cm" svg:height="11.43cm" svg:x="0.979cm" svg:y="2.27cm">
          <text:p/>
          <draw:enhanced-geometry svg:viewBox="0 0 21600 21600" draw:type="rectangle" draw:enhanced-path="M 0 0 L 21600 0 21600 21600 0 21600 0 0 Z N"/>
        </draw:custom-shape>
        <draw:g>
          <draw:custom-shape draw:style-name="gr16" draw:text-style-name="P2" draw:layer="layout" svg:width="4.689cm" svg:height="10.166cm" svg:x="1.3cm" svg:y="3.0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6" draw:layer="layout" svg:width="4.257cm" svg:height="4.696cm" svg:x="1.533cm" svg:y="3.389cm">
            <draw:text-box>
              <text:p><text:span text:style-name="T1">tamaño</text:span></text:p>
              <text:p><text:span text:style-name="T1">dueño y grupo</text:span></text:p>
              <text:p><text:span text:style-name="T1">tipo</text:span></text:p>
              <text:p><text:span text:style-name="T1">permisos</text:span></text:p>
              <text:p><text:span text:style-name="T1">tiempos</text:span></text:p>
              <text:p><text:span text:style-name="T1">links</text:span></text:p>
              <text:p><text:span text:style-name="T1">bloques</text:span></text:p>
            </draw:text-box>
          </draw:frame>
          <draw:g>
            <draw:custom-shape draw:style-name="gr17" draw:text-style-name="P2" draw:layer="layout" svg:width="2.321cm" svg:height="0.557cm" svg:x="2.421cm" svg:y="8.1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2.321cm" svg:height="0.557cm" svg:x="2.421cm" svg:y="8.69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2.321cm" svg:height="0.557cm" svg:x="2.421cm" svg:y="9.2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2.321cm" svg:height="0.557cm" svg:x="2.421cm" svg:y="9.81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2.321cm" svg:height="0.557cm" svg:x="2.421cm" svg:y="10.37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2.321cm" svg:height="0.557cm" svg:x="2.421cm" svg:y="10.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2.321cm" svg:height="0.557cm" svg:x="2.421cm" svg:y="11.49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2.321cm" svg:height="0.557cm" svg:x="2.421cm" svg:y="12.0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4" draw:text-style-name="P2" draw:layer="layout" svg:width="2.321cm" svg:height="1.756cm" svg:x="9.569cm" svg:y="3.07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5" draw:layer="layout" svg:x1="4.178cm" svg:y1="8.355cm" svg:x2="9.501cm" svg:y2="3.151cm">
            <text:p/>
          </draw:line>
          <draw:line draw:style-name="gr15" draw:text-style-name="P5" draw:layer="layout" svg:x1="4.178cm" svg:y1="9.044cm" svg:x2="10.073cm" svg:y2="3.614cm">
            <text:p/>
          </draw:line>
          <draw:custom-shape draw:style-name="gr14" draw:text-style-name="P2" draw:layer="layout" svg:width="2.321cm" svg:height="1.756cm" svg:x="10.069cm" svg:y="3.57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321cm" svg:height="1.756cm" svg:x="10.469cm" svg:y="4.07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5" draw:layer="layout" svg:x1="4.178cm" svg:y1="9.535cm" svg:x2="10.444cm" svg:y2="4.105cm">
            <text:p/>
          </draw:line>
        </draw:g>
      </draw:page>
      <draw:page draw:name="page6" draw:style-name="dp1" draw:master-page-name="Default">
        <draw:custom-shape draw:style-name="gr18" draw:text-style-name="P8" xml:id="id12" draw:id="id12" draw:layer="layout" svg:width="2.287cm" svg:height="1.27cm" svg:x="10.184cm" svg:y="9.661cm">
          <text:p text:style-name="P7"><text:span text:style-name="T2">/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xml:id="id10" draw:id="id10" draw:layer="layout" svg:width="2.92cm" svg:height="1.27cm" svg:x="22.056cm" svg:y="15.495cm">
          <text:p text:style-name="P7"><text:span text:style-name="T2">ma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xml:id="id2" draw:id="id2" draw:layer="layout" svg:width="2.92cm" svg:height="1.27cm" svg:x="18.037cm" svg:y="7.344cm">
          <text:p text:style-name="P7"><text:span text:style-name="T2">b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8" xml:id="id6" draw:id="id6" draw:layer="layout" svg:width="2.919cm" svg:height="1.27cm" svg:x="18.038cm" svg:y="12.928cm">
          <text:p text:style-name="P7"><text:span text:style-name="T2">ju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8" xml:id="id5" draw:id="id5" draw:layer="layout" svg:width="2.919cm" svg:height="1.27cm" svg:x="18.038cm" svg:y="11.067cm">
          <text:p text:style-name="P7"><text:span text:style-name="T2">mar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xml:id="id8" draw:id="id8" draw:layer="layout" svg:width="2.92cm" svg:height="1.27cm" svg:x="18.037cm" svg:y="15.49cm">
          <text:p text:style-name="P7"><text:span text:style-name="T2">s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xml:id="id9" draw:id="id9" draw:layer="layout" svg:width="2.92cm" svg:height="1.27cm" svg:x="18.037cm" svg:y="17.244cm">
          <text:p text:style-name="P7"><text:span text:style-name="T2">ca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xml:id="id3" draw:id="id3" draw:layer="layout" svg:width="2.92cm" svg:height="1.27cm" svg:x="18.037cm" svg:y="9.205cm">
          <text:p text:style-name="P7"><text:span text:style-name="T2">li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9" draw:layer="layout" svg:x1="16.506cm" svg:y1="8.514cm" svg:x2="18.037cm" svg:y2="7.979cm" draw:start-shape="id1" draw:start-glue-point="1" draw:end-shape="id2" draw:end-glue-point="3" svg:d="M16506 8514h766v-535h765" svg:viewBox="0 0 1532 536">
          <text:p/>
        </draw:connector>
        <draw:connector draw:style-name="gr21" draw:text-style-name="P9" draw:layer="layout" svg:x1="16.506cm" svg:y1="8.514cm" svg:x2="18.037cm" svg:y2="9.84cm" draw:start-shape="id1" draw:start-glue-point="1" draw:end-shape="id3" draw:end-glue-point="3" svg:d="M16506 8514h766v1326h765" svg:viewBox="0 0 1532 1327">
          <text:p/>
        </draw:connector>
        <draw:connector draw:style-name="gr21" draw:text-style-name="P9" draw:layer="layout" svg:x1="16.506cm" svg:y1="12.849cm" svg:x2="18.038cm" svg:y2="11.702cm" draw:start-shape="id4" draw:start-glue-point="1" draw:end-shape="id5" draw:end-glue-point="3" svg:d="M16506 12849h766v-1147h766" svg:viewBox="0 0 1533 1148">
          <text:p/>
        </draw:connector>
        <draw:connector draw:style-name="gr21" draw:text-style-name="P9" draw:layer="layout" svg:x1="16.506cm" svg:y1="12.849cm" svg:x2="18.038cm" svg:y2="13.563cm" draw:start-shape="id4" draw:start-glue-point="1" draw:end-shape="id6" draw:end-glue-point="3" svg:d="M16506 12849h766v714h766" svg:viewBox="0 0 1533 715">
          <text:p/>
        </draw:connector>
        <draw:connector draw:style-name="gr21" draw:text-style-name="P9" draw:layer="layout" svg:x1="16.506cm" svg:y1="17.078cm" svg:x2="18.037cm" svg:y2="16.125cm" draw:start-shape="id7" draw:start-glue-point="1" draw:end-shape="id8" draw:end-glue-point="3" svg:d="M16506 17078h766v-953h765" svg:viewBox="0 0 1532 954">
          <text:p/>
        </draw:connector>
        <draw:connector draw:style-name="gr21" draw:text-style-name="P9" draw:layer="layout" svg:x1="16.506cm" svg:y1="17.078cm" svg:x2="18.037cm" svg:y2="17.879cm" draw:start-shape="id7" draw:start-glue-point="1" draw:end-shape="id9" draw:end-glue-point="3" svg:d="M16506 17078h766v801h765" svg:viewBox="0 0 1532 802">
          <text:p/>
        </draw:connector>
        <draw:connector draw:style-name="gr21" draw:text-style-name="P9" draw:layer="layout" svg:x1="20.957cm" svg:y1="16.125cm" svg:x2="22.056cm" svg:y2="16.13cm" draw:start-shape="id8" draw:start-glue-point="1" draw:end-shape="id10" draw:end-glue-point="3" svg:d="M20957 16125h550v5h549" svg:viewBox="0 0 1100 6">
          <text:p/>
        </draw:connector>
        <draw:g>
          <draw:custom-shape draw:style-name="gr22" draw:text-style-name="P8" xml:id="id13" draw:id="id13" draw:layer="layout" svg:width="2.921cm" svg:height="1.27cm" svg:x="13.586cm" svg:y="5.711cm">
            <text:p text:style-name="P7"><text:span text:style-name="T2">sb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8" xml:id="id1" draw:id="id1" draw:layer="layout" svg:width="2.92cm" svg:height="1.27cm" svg:x="13.586cm" svg:y="7.879cm">
            <text:p text:style-name="P7"><text:span text:style-name="T2">us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8" xml:id="id14" draw:id="id14" draw:layer="layout" svg:width="2.92cm" svg:height="1.27cm" svg:x="13.586cm" svg:y="10.047cm">
            <text:p text:style-name="P7"><text:span text:style-name="T2">et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8" xml:id="id15" draw:id="id15" draw:layer="layout" svg:width="2.92cm" svg:height="1.27cm" svg:x="13.586cm" svg:y="14.382cm">
            <text:p text:style-name="P7"><text:span text:style-name="T2">li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8" xml:id="id7" draw:id="id7" draw:layer="layout" svg:width="2.92cm" svg:height="1.27cm" svg:x="13.586cm" svg:y="16.443cm">
            <text:p text:style-name="P7"><text:span text:style-name="T2">va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8" xml:id="id11" draw:id="id11" draw:layer="layout" svg:width="2.92cm" svg:height="1.27cm" svg:x="13.586cm" svg:y="3.543cm">
            <text:p text:style-name="P7"><text:span text:style-name="T2">b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8" xml:id="id4" draw:id="id4" draw:layer="layout" svg:width="2.919cm" svg:height="1.27cm" svg:x="13.587cm" svg:y="12.214cm">
            <text:p text:style-name="P7"><text:span text:style-name="T2">hom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3" draw:text-style-name="P9" draw:layer="layout" svg:x1="13.586cm" svg:y1="4.178cm" svg:x2="12.471cm" svg:y2="10.296cm" draw:start-shape="id11" draw:start-glue-point="3" draw:end-shape="id12" draw:end-glue-point="1" svg:d="M13586 4178h-558v6118h-557" svg:viewBox="0 0 1116 6119">
            <text:p/>
          </draw:connector>
          <draw:connector draw:style-name="gr23" draw:text-style-name="P9" draw:layer="layout" svg:x1="12.471cm" svg:y1="10.296cm" svg:x2="13.586cm" svg:y2="6.346cm" draw:start-shape="id12" draw:start-glue-point="1" draw:end-shape="id13" draw:end-glue-point="3" svg:d="M12471 10296h557v-3950h558" svg:viewBox="0 0 1116 3951">
            <text:p/>
          </draw:connector>
          <draw:connector draw:style-name="gr23" draw:text-style-name="P9" draw:layer="layout" svg:x1="12.471cm" svg:y1="10.296cm" svg:x2="13.586cm" svg:y2="8.514cm" draw:start-shape="id12" draw:start-glue-point="1" draw:end-shape="id1" draw:end-glue-point="3" svg:d="M12471 10296h557v-1782h558" svg:viewBox="0 0 1116 1783">
            <text:p/>
          </draw:connector>
          <draw:connector draw:style-name="gr23" draw:text-style-name="P9" draw:layer="layout" svg:x1="12.471cm" svg:y1="10.296cm" svg:x2="13.586cm" svg:y2="10.682cm" draw:start-shape="id12" draw:start-glue-point="1" draw:end-shape="id14" draw:end-glue-point="3" svg:d="M12471 10296h557v386h558" svg:viewBox="0 0 1116 387">
            <text:p/>
          </draw:connector>
          <draw:connector draw:style-name="gr23" draw:text-style-name="P9" draw:layer="layout" svg:x1="12.471cm" svg:y1="10.296cm" svg:x2="13.587cm" svg:y2="12.849cm" draw:start-shape="id12" draw:start-glue-point="1" draw:end-shape="id4" draw:end-glue-point="3" svg:d="M12471 10296h558v2553h558" svg:viewBox="0 0 1117 2554">
            <text:p/>
          </draw:connector>
          <draw:connector draw:style-name="gr23" draw:text-style-name="P9" draw:layer="layout" svg:x1="12.471cm" svg:y1="10.296cm" svg:x2="13.586cm" svg:y2="15.017cm" draw:start-shape="id12" draw:start-glue-point="1" draw:end-shape="id15" svg:d="M12471 10296h557v4721h558" svg:viewBox="0 0 1116 4722">
            <text:p/>
          </draw:connector>
          <draw:connector draw:style-name="gr23" draw:text-style-name="P9" draw:layer="layout" svg:x1="12.471cm" svg:y1="10.296cm" svg:x2="13.586cm" svg:y2="17.078cm" draw:start-shape="id12" draw:start-glue-point="1" draw:end-shape="id7" draw:end-glue-point="3" svg:d="M12471 10296h557v6782h558" svg:viewBox="0 0 1116 6783">
            <text:p/>
          </draw:connector>
        </draw:g>
      </draw:page>
      <draw:page draw:name="page7" draw:style-name="dp1" draw:master-page-name="Default">
        <draw:g>
          <draw:custom-shape draw:style-name="gr24" draw:text-style-name="P2" draw:layer="layout" svg:width="21.022cm" svg:height="9.14cm" svg:x="2.646cm" svg:y="2.453cm">
            <text:p/>
            <draw:enhanced-geometry svg:viewBox="0 0 21600 21600" draw:type="rectangle" draw:enhanced-path="M 0 0 L 21600 0 21600 21600 0 21600 0 0 Z N"/>
          </draw:custom-shape>
          <draw:g>
            <draw:frame draw:style-name="gr25" draw:text-style-name="P5" draw:layer="layout" svg:width="1.797cm" svg:height="4.095cm" svg:x="18.28cm" svg:y="3.313cm">
              <draw:image xlink:href="Pictures/200000C3000012A50000280A3BB34574D79DC844.svm" xlink:type="simple" xlink:show="embed" xlink:actuate="onLoad">
                <text:p/>
              </draw:image>
            </draw:frame>
            <draw:custom-shape draw:style-name="gr26" draw:text-style-name="P2" draw:layer="layout" svg:width="10.679cm" svg:height="6.571cm" svg:x="3.801cm" svg:y="4.397cm">
              <text:p/>
              <draw:enhanced-geometry svg:viewBox="0 0 21600 21600" draw:type="rectangle" draw:enhanced-path="M 0 0 L 21600 0 21600 21600 0 21600 0 0 Z N"/>
            </draw:custom-shape>
            <draw:frame draw:style-name="gr25" draw:text-style-name="P5" draw:layer="layout" svg:width="1.797cm" svg:height="4.095cm" svg:x="19.195cm" svg:y="4.757cm">
              <draw:image xlink:href="Pictures/200000C3000012A50000280A3BB34574D79DC844.svm" xlink:type="simple" xlink:show="embed" xlink:actuate="onLoad">
                <text:p/>
              </draw:image>
            </draw:frame>
            <draw:frame draw:style-name="gr25" draw:text-style-name="P5" draw:layer="layout" svg:width="1.797cm" svg:height="4.095cm" svg:x="20.686cm" svg:y="6.489cm">
              <draw:image xlink:href="Pictures/200000C3000012A50000280A3BB34574D79DC844.svm" xlink:type="simple" xlink:show="embed" xlink:actuate="onLoad">
                <text:p/>
              </draw:image>
            </draw:frame>
            <draw:line draw:style-name="gr27" draw:text-style-name="P5" draw:layer="layout" svg:x1="12.412cm" svg:y1="4.906cm" svg:x2="18.425cm" svg:y2="3.56cm">
              <text:p/>
            </draw:line>
            <draw:line draw:style-name="gr27" draw:text-style-name="P5" draw:layer="layout" svg:x1="12.412cm" svg:y1="5.484cm" svg:x2="19.243cm" svg:y2="4.955cm">
              <text:p/>
            </draw:line>
            <draw:line draw:style-name="gr27" draw:text-style-name="P5" draw:layer="layout" svg:x1="12.412cm" svg:y1="6.109cm" svg:x2="20.397cm" svg:y2="6.783cm">
              <text:p/>
            </draw:line>
            <draw:frame draw:style-name="gr28" draw:text-style-name="P10" draw:layer="layout" svg:width="11.208cm" svg:height="0.962cm" svg:x="3.56cm" svg:y="3.319cm">
              <draw:text-box>
                <text:p>nombre de archivo <text:s text:c="3"/>número de inodo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6-05-30T22:58:17.740243479</meta:creation-date>
    <dc:date>2016-06-01T11:18:22.573380133</dc:date>
    <dc:creator>Eduardo Grosclaude</dc:creator>
    <meta:editing-duration>PT11H31M33S</meta:editing-duration>
    <meta:editing-cycles>12</meta:editing-cycles>
    <meta:generator>LibreOffice/5.0.4.2$Linux_X86_64 LibreOffice_project/2b9802c1994aa0b7dc6079e128979269cf95bc78</meta:generator>
    <meta:document-statistic meta:object-count="158"/>
  </office:meta>
</office:document-meta>
</file>